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director-data-science-and-engineering-team-apr-2020-present"/>Director, Data Science and Engineering team (Apr 2020 — <text:span text:style-name="T1">present</text:span>)<text:bookmark-end text:name="director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<text:span text:style-name="T1">present</text:span>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5">
        <text:list-item>
          <text:p text:style-name="P5">Architecture and implementation of social network for poker players</text:p>
        </text:list-item>
        <text:list-item>
          <text:p text:style-name="P5">Coding</text:p>
        </text:list-item>
        <text:list-item>
          <text:p text:style-name="P5">Database design and administration (MySQL)</text:p>
        </text:list-item>
        <text:list-item>
          <text:p text:style-name="P5">Transparent integration with payment system moneta.ru</text:p>
        </text:list-item>
        <text:list-item>
          <text:p text:style-name="P5">Integration with poker rooms (statistics, promo links)</text:p>
        </text:list-item>
        <text:list-item>
          <text:p text:style-name="P5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6">
        <text:list-item>
          <text:p text:style-name="P6">Database schema design and implementation</text:p>
        </text:list-item>
        <text:list-item>
          <text:p text:style-name="P6">Stored procedures implementation and meta-data management</text:p>
        </text:list-item>
        <text:list-item>
          <text:p text:style-name="P6">DAO layer implementation</text:p>
        </text:list-item>
        <text:list-item>
          <text:p text:style-name="P6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7">
        <text:list-item>
          <text:p text:style-name="P7">Desktop software for chemical industry working with hardware devices</text:p>
        </text:list-item>
        <text:list-item>
          <text:p text:style-name="P7">Digital electronic systems on i8051 architecture (schemes, printboards, software)</text:p>
        </text:list-item>
        <text:list-item>
          <text:p text:style-name="P7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2" text:outline-level="2"><text:bookmark-start text:name="mari-state-university-2002-2003"/>Mari State University (2002 — 2003)<text:bookmark-end text:name="mari-state-university-2002-2003"/></text:h>
      <text:p text:style-name="First_20_paragraph">Yoshkar-Ola, Russia, «Anti-Crisis Management», Anti-Crisis Manager</text:p>
      <text:h text:style-name="Heading_20_2" text:outline-level="2"><text:bookmark-start text:name="additional"/>Additional<text:bookmark-end text:name="additional"/></text:h>
      <text:list text:style-name="L8">
        <text:list-item>
          <text:p text:style-name="P8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8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8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8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8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8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8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8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8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8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08T18:07:46Z</meta:creation-date>
    <dc:date>2025-03-08T18:07:46Z</dc:date>
    <meta:user-defined meta:name="pagetitle" meta:value-type="string">Nick Mazurkin – cv</meta:user-defined>
  </office:meta>
</office:document-meta>
</file>